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663300" draw:fill="solid" draw:fill-color="#6633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3.648cm" svg:x="6.535cm" svg:y="12.7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63cm" svg:height="0.531cm" svg:x="6.558cm" svg:y="15.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5cm" svg:height="2.193cm" svg:x="6.581cm" svg:y="15.8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5cm" svg:height="2.193cm" svg:x="8.96cm" svg:y="15.8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28T21:20:06</meta:creation-date>
    <dc:date>2013-05-28T21:22:05</dc:date>
    <dc:creator>Lauren Scott</dc:creator>
    <meta:editing-duration>PT1M59S</meta:editing-duration>
    <meta:editing-cycles>1</meta:editing-cycles>
    <meta:document-statistic meta:object-count="4"/>
    <meta:generator>OpenOffice.org/3.3$Unix OpenOffice.org_project/330m20$Build-9567</meta:generator>
  </office:meta>
</office:document-meta>
</file>